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151cm"/>
    </style:style>
    <style:style style:name="gr4" style:family="graphic" style:parent-style-name="standard">
      <style:graphic-properties draw:stroke="none" svg:stroke-color="#000000" draw:fill="none" draw:fill-color="#ffffff" draw:auto-grow-height="true" draw:auto-grow-width="false" fo:max-height="0cm" fo:min-height="7.624cm"/>
    </style:style>
    <style:style style:name="gr5" style:family="graphic" style:parent-style-name="standard">
      <style:graphic-properties draw:stroke="none" svg:stroke-color="#000000" draw:fill="none" draw:fill-color="#ffffff" draw:auto-grow-height="true" draw:auto-grow-width="false" fo:max-height="0cm" fo:min-height="8.199cm"/>
    </style:style>
    <style:style style:name="gr6" style:family="graphic" style:parent-style-name="standard">
      <style:graphic-properties draw:stroke="none" svg:stroke-color="#000000" draw:fill="none" draw:fill-color="#ffffff" draw:auto-grow-height="true" draw:auto-grow-width="false" fo:max-height="0cm" fo:min-height="7.824cm"/>
    </style:style>
    <style:style style:name="gr7" style:family="graphic" style:parent-style-name="standard">
      <style:graphic-properties draw:stroke="none" svg:stroke-color="#000000" draw:fill="none" draw:fill-color="#ffffff" draw:auto-grow-height="true" draw:auto-grow-width="false" fo:max-height="0cm" fo:min-height="9.019cm"/>
    </style:style>
    <style:style style:name="gr8" style:family="graphic" style:parent-style-name="standard">
      <style:graphic-properties draw:stroke="none" svg:stroke-color="#000000" draw:fill="none" draw:fill-color="#ffffff" draw:auto-grow-height="true" draw:auto-grow-width="false" fo:max-height="0cm" fo:min-height="7.691cm"/>
    </style:style>
    <style:style style:name="gr9" style:family="graphic" style:parent-style-name="standard">
      <style:graphic-properties draw:stroke="none" svg:stroke-color="#000000" draw:fill="none" draw:fill-color="#ffffff" draw:auto-grow-height="true" draw:auto-grow-width="false" fo:max-height="0cm" fo:min-height="6.608cm"/>
    </style:style>
    <style:style style:name="gr10" style:family="graphic" style:parent-style-name="standard">
      <style:graphic-properties draw:stroke="none" svg:stroke-color="#000000" draw:fill="none" draw:fill-color="#ffffff" draw:auto-grow-height="true" draw:auto-grow-width="false" fo:max-height="0cm" fo:min-height="31.5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Segoe UI Semibold" fo:font-size="24pt" style:font-size-asian="24pt" style:font-size-complex="24pt"/>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none" draw:fill-color="#ffffff"/>
      <style:paragraph-properties fo:text-align="start"/>
      <style:text-properties fo:color="#000000" style:font-name="Segoe UI Semibold" fo:font-size="24pt" style:font-size-asian="24pt" style:font-size-complex="24pt"/>
    </style:style>
    <style:style style:name="P6" style:family="paragraph">
      <loext:graphic-properties draw:fill-color="#ffffff"/>
    </style:style>
    <style:style style:name="P7" style:family="paragraph">
      <loext:graphic-properties draw:fill="none" draw:fill-color="#ffffff"/>
      <style:paragraph-properties fo:text-align="start"/>
      <style:text-properties fo:color="#000000" style:font-name="Segoe UI Semibold" fo:font-size="32pt" style:font-size-asian="32pt" style:font-size-complex="32pt"/>
    </style:style>
    <style:style style:name="T1" style:family="text">
      <style:text-properties fo:color="#000000" style:font-name="Segoe UI Semibold" fo:font-size="28pt" style:text-underline-style="solid" style:text-underline-width="auto" style:text-underline-color="font-color" style:font-size-asian="28pt" style:font-size-complex="28pt"/>
    </style:style>
    <style:style style:name="T2" style:family="text">
      <style:text-properties fo:color="#000000" style:font-name="Segoe UI Semibold" fo:font-size="32pt" fo:font-style="italic" style:font-size-asian="32pt" style:font-style-asian="italic" style:font-size-complex="32pt" style:font-style-complex="italic"/>
    </style:style>
    <style:style style:name="T3" style:family="text">
      <style:text-properties fo:color="#000000" style:font-name="Segoe UI Semibold" fo:font-size="32pt" style:font-size-asian="32pt" style:font-size-complex="32pt"/>
    </style:style>
    <style:style style:name="T4" style:family="text">
      <style:text-properties fo:color="#000000" style:text-position="super 58%" style:font-name="Segoe UI Semibold" fo:font-size="32pt" style:font-size-asian="32pt" style:font-size-complex="32pt"/>
    </style:style>
    <style:style style:name="T5" style:family="text">
      <style:text-properties fo:color="#000000" style:font-name="Segoe UI Semibold" fo:font-size="31pt" style:font-size-asian="31pt" style:font-size-complex="31pt"/>
    </style:style>
    <style:style style:name="T6" style:family="text">
      <style:text-properties fo:color="#000000" style:font-name="Segoe UI Semibold"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369cm" svg:x="1.778cm" svg:y="0.949cm">
          <draw:text-box>
            <text:p text:style-name="P1"><text:span text:style-name="T1">Old Testament Reading</text:span></text:p>
            <text:p text:style-name="P1"><text:span text:style-name="T2">Genesis 4:1-15</text:span><text:span text:style-name="T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5.401cm" svg:x="1.778cm" svg:y="0.949cm">
          <draw:text-box>
            <text:p text:style-name="P4"><text:span text:style-name="T4">1</text:span><text:span text:style-name="T3">Now Adam knew Eve his wife, and she</text:span><text:span text:style-name="T5"> conceived</text:span><text:span text:style-name="T3"> and bore Cain, saying, “I have gotten a man with the help of the LOR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892cm" svg:height="7.874cm" svg:x="1.426cm" svg:y="0.762cm">
          <draw:text-box>
            <text:p text:style-name="P4"><text:span text:style-name="T4">2</text:span><text:span text:style-name="T3">And again, she bore his brother Abel. Now Abel was a keeper of sheep, and Cain a worker of the ground. </text:span><text:span text:style-name="T4">3</text:span><text:span text:style-name="T3">In the course of time Cain brought to the LORD an offering of the fruit of the ground, </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5" draw:layer="layout" svg:width="24.892cm" svg:height="8.449cm" svg:x="1.426cm" svg:y="0.949cm">
          <draw:text-box>
            <text:p text:style-name="P4"><text:span text:style-name="T4">4</text:span><text:span text:style-name="T3">and Abel also brought of the firstborn of his flock and of their fat portions. And the LORD had regard for Abel and his offering, </text:span><text:span text:style-name="T4">5</text:span><text:span text:style-name="T3">but for Cain and his offering he had no regard. So Cain was very angry, and his face fell. </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5" draw:layer="layout" svg:width="24.892cm" svg:height="8.074cm" svg:x="1.546cm" svg:y="0.816cm">
          <draw:text-box>
            <text:p text:style-name="P4"><text:span text:style-name="T4">6</text:span><text:span text:style-name="T3">The LORD said to Cain, “Why are you angry, and why has your face fallen? </text:span><text:span text:style-name="T4">7</text:span><text:span text:style-name="T3">If you do well, will you not be accepted? And if you do not do well, sin is crouching at the door. Its desire is for you, but you must rule over it.”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7" draw:text-style-name="P5" draw:layer="layout" svg:width="24.892cm" svg:height="9.269cm" svg:x="1.524cm" svg:y="0.762cm">
          <draw:text-box>
            <text:p text:style-name="P4"><text:span text:style-name="T4">8</text:span><text:span text:style-name="T3">Cain spoke to Abel his brother. And when they were in the field, Cain rose up against his brother Abel and killed him. </text:span><text:span text:style-name="T4">9</text:span><text:span text:style-name="T3">Then the LORD said to Cain, “Where is Abel your brother?” He said, “I do not know; am I my brother’s keeper?”</text:span><text:span text:style-name="T6"> </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draw:frame draw:style-name="gr7" draw:text-style-name="P5" draw:layer="layout" svg:width="24.892cm" svg:height="9.269cm" svg:x="1.426cm" svg:y="0.762cm">
          <draw:text-box>
            <text:p text:style-name="P4"><text:span text:style-name="T4">10</text:span><text:span text:style-name="T3">And the LORD said, “What have you done? The voice of your brother’s blood is crying to me from the ground. </text:span><text:span text:style-name="T4">11</text:span><text:span text:style-name="T3">And now you are cursed from the ground, which has opened its mouth to receive your brother’s blood from your hand. </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draw:frame draw:style-name="gr8" draw:text-style-name="P5" draw:layer="layout" svg:width="24.892cm" svg:height="7.941cm" svg:x="1.524cm" svg:y="0.695cm">
          <draw:text-box>
            <text:p text:style-name="P4"><text:span text:style-name="T4">12</text:span><text:span text:style-name="T3">When you work the ground, it shall no longer yield to you its strength. You shall be a fugitive and a wanderer on the earth.” </text:span><text:span text:style-name="T4">13</text:span><text:span text:style-name="T3">Cain said to the LORD, “My punishment is greater than I can bear. </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draw:frame draw:style-name="gr9" draw:text-style-name="P5" draw:layer="layout" svg:width="24.892cm" svg:height="6.858cm" svg:x="1.524cm" svg:y="0.762cm">
          <draw:text-box>
            <text:p text:style-name="P4"><text:span text:style-name="T4">14</text:span><text:span text:style-name="T3">Behold, you have driven me today away from the ground, and from your face I shall be hidden. I shall be a fugitive and a wanderer on the earth, and whoever finds me will kill me.”</text:span><text:span text:style-name="T6"> </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draw:frame draw:style-name="gr10" draw:text-style-name="P7" draw:layer="layout" svg:width="24.892cm" svg:height="31.75cm" svg:x="1.426cm" svg:y="0.829cm">
          <draw:text-box>
            <text:p text:style-name="P4"><text:span text:style-name="T4">15</text:span><text:span text:style-name="T3">Then the LORD said to him, “Not so! If anyone kills Cain, vengeance shall be taken on him sevenfold.” And the LORD put a mark on Cain, lest any who found him should attack him. </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8T19:30:10.054000000</meta:creation-date>
    <dc:date>2016-10-21T10:51:07.856000000</dc:date>
    <meta:editing-duration>PT7M12S</meta:editing-duration>
    <meta:editing-cycles>4</meta:editing-cycles>
    <meta:generator>LibreOffice/5.2.2.2$Windows_X86_64 LibreOffice_project/8f96e87c890bf8fa77463cd4b640a2312823f3ad</meta:generator>
    <meta:document-statistic meta:object-count="51"/>
  </office:meta>
</office:document-meta>
</file>